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09a" officeooo:paragraph-rsid="0003309a"/>
    </style:style>
    <style:style style:name="P2" style:family="paragraph" style:parent-style-name="Standard">
      <style:text-properties officeooo:rsid="0003ab7a" officeooo:paragraph-rsid="0003ab7a"/>
    </style:style>
    <style:style style:name="P3" style:family="paragraph" style:parent-style-name="Standard">
      <style:text-properties officeooo:rsid="0003ab7a" officeooo:paragraph-rsid="00052160"/>
    </style:style>
    <style:style style:name="P4" style:family="paragraph" style:parent-style-name="Standard">
      <style:text-properties officeooo:rsid="00042ac8" officeooo:paragraph-rsid="00052160"/>
    </style:style>
    <style:style style:name="P5" style:family="paragraph" style:parent-style-name="Standard">
      <style:text-properties officeooo:rsid="00052160" officeooo:paragraph-rsid="00052160"/>
    </style:style>
    <style:style style:name="P6" style:family="paragraph" style:parent-style-name="Standard">
      <style:text-properties officeooo:rsid="00052160" officeooo:paragraph-rsid="00067044"/>
    </style:style>
    <style:style style:name="P7" style:family="paragraph" style:parent-style-name="Standard">
      <style:text-properties officeooo:rsid="00067044" officeooo:paragraph-rsid="00067044"/>
    </style:style>
    <style:style style:name="P8" style:family="paragraph" style:parent-style-name="Title">
      <style:text-properties officeooo:rsid="0003ab7a" officeooo:paragraph-rsid="0003ab7a"/>
    </style:style>
    <style:style style:name="T1" style:family="text">
      <style:text-properties officeooo:rsid="000521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 About</text:p>
      <text:p text:style-name="P1"/>
      <text:p text:style-name="P1">&lt;img class="avatar" src="https://avatars2.githubusercontent.com/u/17996931?s=200" /&gt;</text:p>
      <text:p text:style-name="P1"/>
      <text:p text:style-name="P1">I'm Erivelton, but you can call me **Eri**. I am Brazilian and I have been living in USA since August 2017 for my PhD in Mechanical Engineering.</text:p>
      <text:p text:style-name="P1"/>
      <text:p text:style-name="P1">## Background</text:p>
      <text:p text:style-name="P1"/>
      <text:p text:style-name="P1">I am an Automation and Control Engineer (Also, known as Mechatronic Engineering worldwide) graduated from FEI University in São Paulo, Brazil. I have also studied abroad at Western Michigan University in Kalamazoo for three semesters. I have been working in the Robotic and Artificial Intelligence Laboratory at FEI for 2 years programming robots to play soccer. My main tasks where relating to software development and mechanical and eletronic maintanance of robots. My last research project was related in studying ways to improve the life quality of disabled people through the improvement of power-assisted wheelchairs. For my senior project at college, I built a Powered Wheelchair controlled by EMG Signals. Now, I am working with energy regeneration applied to prosthetic legs.</text:p>
      <text:p text:style-name="P1"/>
      <text:p text:style-name="P1">Currently, I am a first year Doctoral student in Mechanical Engineering at Cleveland State University. I work with [Dr. Hanz Richter](http://academic.csuohio.edu/richter_h/) in the [Control, Robotics and Mechatronics Laboratory](http://academic.csuohio.edu/richter_h/crml.html). I am interested in general field of robotics, mainly applications for the human assistance. Also, I am enthusiastic about electronic, programming and building parts. </text:p>
      <text:p text:style-name="P1"/>
      <text:p text:style-name="P1">## Other Interests</text:p>
      <text:p text:style-name="P1"/>
      <text:p text:style-name="P1">I try to spend my free time on my hobbies. I love do handmage stuffs (thankfull for my mother who is naturally an artist), I like hicking and I am beginner in running and yoga. </text:p>
      <text:p text:style-name="P1"/>
      <text:p text:style-name="P8">GsoC Week 1</text:p>
      <text:p text:style-name="P2">##########################</text:p>
      <text:p text:style-name="P2"/>
      <text:p text:style-name="P2">:date: 2017-10-21 1:47</text:p>
      <text:p text:style-name="P2">:modified: 2017-10-27 1:18</text:p>
      <text:p text:style-name="P2">:tags: GSoC, Octave</text:p>
      <text:p text:style-name="P2">:category: GSoC</text:p>
      <text:p text:style-name="P2">:slug: beam-deflection</text:p>
      <text:p text:style-name="P2">:authors: Erivelton Gualter</text:p>
      <text:p text:style-name="P2"/>
      <text:p text:style-name="P4">This summer I got accepeted to the Summer Google of Code under the GNU Octave. This program, <text:span text:style-name="T1">admistred by Google,</text:span> facilates the emerging of students to the Open Source Community. <text:span text:style-name="T1"><text:s/>My primary goal to participate in the GSoC is to build a long term relationship with the open source community. <text:s/>I </text:span><text:soft-page-break/><text:span text:style-name="T1">want to take it serious and get involved. <text:s/>I have been using a lot of open source tools, and now I fell it is time to contribute for it.</text:span></text:p>
      <text:p text:style-name="P2"/>
      <text:p text:style-name="P6">For those who does not know GNU Octave is a high-level programming language for scientific and numerical computations which uses the m-script language compatible with MATLAB. The core of Octave is implemented using both C++ and the the well-known m-script language. Both Matlab and Octave provide many similar packages to the end-user (also known as toolboxes in matlab). One of the missing functionalities in the Octave controls package is the **Control System Designer tool** . This tool, also called sisotool, is used in Control Systems, Linear Systems, and Modern Control classes, as well as for hobbyist and industrial controller design. This tool is used in controller design to allow exploration of linear controllers through interactive tools. This tool allows the user to interactively modify a controller and apply it to the plant in a variety of closed-loop configurations/topologies. The interactivity allow the user to add &amp; move poles and zeros in the root locus diagram, and implement common controller architectures like PD, PID, and Lead &amp; Lag controllers, as well as assess performance through common diagrams such at Bode plots, Nyquist plots, root locus plots, and step response plots. </text:p>
      <text:p text:style-name="P6"/>
      <text:p text:style-name="P7">Therefore, the goal of my project is <text:span text:style-name="T1">to create an **Interactive Tool for Single Input Single Output (SISO) Linear Control System Design** to provide a much needed missing feature in the Octave controls package for the design and analysis of SISO system controllers. </text:span>Here you can access the link of my proposal. In this meantime, I will be supervised by my mentors: Douglas Stewart and John Swensen.</text:p>
      <text:p text:style-name="P5"/>
      <text:p text:style-name="P3"/>
      <text:p text:style-name="P2">References</text:p>
      <text:p text:style-name="P2">----------</text:p>
      <text:p text:style-name="P2">* `Extract curve from an image &lt;https://www.mathworks.com/matlabcentral/answers/140830-calculate-equation-of-a-curve-from-an-image&gt;`_</text:p>
      <text:p text:style-name="P2">* `Convert a video into a series of images &lt;http://www.upubuntu.com/2012/03/how-to-convert-video-into-series-of.html&gt;`_</text:p>
      <text:p text:style-name="P2">* `Creating GIF image in Ubuntu &lt;https://www.youtube.com/watch?v=OFusYizJ-bA&gt;`_</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2:16:29.925441588</meta:creation-date>
    <dc:date>2018-04-29T14:08:31.590368481</dc:date>
    <meta:editing-duration>PT9S</meta:editing-duration>
    <meta:editing-cycles>1</meta:editing-cycles>
    <meta:document-statistic meta:table-count="0" meta:image-count="0" meta:object-count="0" meta:page-count="2" meta:paragraph-count="24" meta:word-count="627" meta:character-count="4231" meta:non-whitespace-character-count="3622"/>
    <meta:generator>LibreOffice/5.1.6.2$Linux_X86_64 LibreOffice_project/10m0$Build-2</meta:generator>
  </office:meta>
</office:document-meta>
</file>